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-color="#0000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-color="#4700b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xml:id="id3" draw:id="id3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5.013cm" svg:y1="4.836cm" svg:x2="16.037cm" svg:y2="4.836cm" draw:start-shape="id1" draw:start-glue-point="10" draw:end-shape="id2" draw:end-glue-point="6" svg:d="M5013 4836h11024" svg:viewBox="0 0 11025 1">
          <text:p/>
        </draw:connector>
        <draw:connector draw:style-name="gr3" draw:text-style-name="P1" draw:layer="layout" draw:type="line" svg:x1="8.62cm" svg:y1="1cm" svg:x2="8.62cm" svg:y2="1cm" draw:start-shape="id3" draw:end-shape="id3" svg:d="M8620 1000z" svg:viewBox="0 0 1 1">
          <text:p/>
        </draw:connector>
        <draw:line draw:style-name="gr2" draw:text-style-name="P1" draw:layer="layout" svg:x1="1cm" svg:y1="1cm" svg:x2="4.81cm" svg:y2="4.81cm">
          <text:p/>
        </draw:line>
        <draw:line draw:style-name="gr2" draw:text-style-name="P1" draw:layer="layout" svg:x1="1cm" svg:y1="8.62cm" svg:x2="4.81cm" svg:y2="4.81cm">
          <text:p/>
        </draw:line>
        <draw:custom-shape draw:style-name="gr4" draw:text-style-name="P1" xml:id="id1" draw:id="id1" draw:layer="layout" svg:width="0.457cm" svg:height="0.457cm" svg:x="4.55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457cm" svg:height="0.457cm" svg:x="16.037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0.797cm" svg:y="0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57cm" svg:height="0.457cm" svg:x="0.79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2:21:42</meta:creation-date>
    <dc:date>2015-02-28T12:12:12.259826695</dc:date>
    <meta:editing-duration>PT2M16S</meta:editing-duration>
    <meta:editing-cycles>5</meta:editing-cycles>
    <meta:generator>LibreOffice/4.2.7.2$Linux_X86_64 LibreOffice_project/420m0$Build-2</meta:generator>
    <dc:creator>xi </dc:creator>
    <meta:document-statistic meta:object-count="9"/>
  </office:meta>
</office:document-meta>
</file>